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ción de propósitos</text:title></text:p>
      <text:p text:style-name="OrgTitle"/>
      <text:p text:style-name="OrgSubtitle"><text:initial-creator>nicoluart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108fce">1. Motivación I</text:a></text:p>
          <text:p text:style-name="Contents_20_1"><text:a xlink:type="simple" xlink:href="#orgf445268">2. Background</text:a></text:p>
          <text:p text:style-name="Contents_20_1"><text:a xlink:type="simple" xlink:href="#org5c97037">3. Motivación II</text:a></text:p>
          <text:p text:style-name="Contents_20_1"><text:a xlink:type="simple" xlink:href="#org3ab3413">4. Motivación III (investigación)</text:a></text:p>
          <text:p text:style-name="Contents_20_1"><text:a xlink:type="simple" xlink:href="#org9afe2c7">5. Formulación tópico de interés</text:a></text:p>
          <text:p text:style-name="Contents_20_1"><text:a xlink:type="simple" xlink:href="#org20fa53c">6. Objetivos a corto plazo</text:a></text:p>
          <text:p text:style-name="Contents_20_1"><text:a xlink:type="simple" xlink:href="#org046a0db">7. Objetivos a largo plazo</text:a></text:p>
          <text:p text:style-name="Contents_20_1"><text:a xlink:type="simple" xlink:href="#orge53ca74">8. Compromiso</text:a></text:p>
        </text:index-body>
      </text:table-of-content>
      <text:h text:style-name="Heading_20_1" text:outline-level="1" text:is-list-header="false">
<text:bookmark-start text:name="OrgXref.orgb108fce"/>
<text:bookmark text:name="orgb108fce"/>Motivación I
<text:bookmark-end text:name="OrgXref.orgb108fce"/></text:h>
      <text:p text:style-name="Text_20_body">El cómo buscamos objetos, información, recompensas, alimentos, etc. Ha
sido lo que ha inspirado en mayor medida mi interés en la
neurociencia. A lo largo de mi vida he sentido profunda intriga en
cómo los humanos buscan en el espacio de posibilidades, para tomar una
decisión, para evocar una memoria en partícular o bien simplemente
para organizar cualquier compartamiento relativamente complejo, esto
es, sin tener de antemano consideradas todas las posibilidades y aún
pese a eso tener un buen desempeño en multiples tareas. Investigar
sobre los mecanismo subyacentes a ese fenómeno ha sido increíblemente
enriquecedor debido a la fuerte interdisciplinareidad que subyace al
campo. Esto me ha llevado a generar un profunda interés en seguir
desarrollando carrera en neurociencia, ya que, creo, el lograr
entender ese aparentemente simple mecainsmo de decisión en condiciones
de información incompleta, puede eventualmente, ser de gran utilidad
para la comprensión tanto de procesos de memoria y aprendizaje cómo de
ciertas patologías. Con la oportunidad del programa de Doctorado
espero contribuir a la investigación del aprendizaje y memoria.
</text:p>
      <text:h text:style-name="Heading_20_1" text:outline-level="1" text:is-list-header="false">
<text:bookmark-start text:name="OrgXref.orgf445268"/>
<text:bookmark text:name="orgf445268"/>Background
<text:bookmark-end text:name="OrgXref.orgf445268"/></text:h>
      <text:p text:style-name="Text_20_body">Cómo parte de mi formación en el programa de Magíster en Neurociencias
Social de la Universidad Diego Portales, investigue, cómo parte de un
artículo de revisión, las raíces evolutivas de la búsqueda semántica
(recuperación de memorias en tareas de evocación). Una de las
principales conclusiones fue que, aunque solo en grado tentativo,
parace existir un mecanismo compartido entre la búsqueda semántica y
el forrajeo ('foraging', el comportamiento de búsqueda de alimento),
teniendo este último patrones relativamente marcados que se extienden
a lo largo de miles de años, así cómo a través de multiples
especies. La posibilidad de que un mecanismo tan ubiquo, responsable
del comportamiento motil en la búsqueda de alimentos, pueda estar
relacionado por exaptación a un proceso fundamental de la memoria. Lo
que abre una posibilidad de establecer un mapeo evolutivo al menos a
este proceso de memoria.
</text:p>
      <text:h text:style-name="Heading_20_1" text:outline-level="1" text:is-list-header="false">
<text:bookmark-start text:name="OrgXref.org5c97037"/>
<text:bookmark text:name="org5c97037"/>Motivación II
<text:bookmark-end text:name="OrgXref.org5c97037"/></text:h>
      <text:p text:style-name="Text_20_body">Deseoso de aprender más sobre este posible vínculo entre forrajeo y
memoria, me adentre en las principales áreas aledañas de conocimiento,
tales como ecología, aprendizaje por reforzamiento ('reinforcement
learning') y modelos computacionales. Por la alta carga de modelos
estadísticos de las áreas mencionadas, me apunté para un programa de
diplomado en ciencia de datos de la Universidad Católica de
Chile. Además de este programa he realizado aprendizaje autonomo en
cursos en línea, con el fin de contar con todas las herramientas
técnicas que son demandadas para el área.
</text:p>
      <text:h text:style-name="Heading_20_1" text:outline-level="1" text:is-list-header="false">
<text:bookmark-start text:name="OrgXref.org3ab3413"/>
<text:bookmark text:name="org3ab3413"/>Motivación III (investigación)
<text:bookmark-end text:name="OrgXref.org3ab3413"/></text:h>
      <text:p text:style-name="Text_20_body">Adicional los programas mencionados anteriormente, desde julio del año
2018, me encuentro participando como investigador en un proyecto
FONDECYT conjunto entre la escuela de Arquitectura y Psicología de la
Univerdad Diego Portales. El tema central de esta investigación es el
estudio de la percepción de peatones en diferentes ámbientes
urbanos. Si bien, el tema no está relacionado directamente con el área
de interés, mi rol ha consistido en utilización de técnicas de visión
de máquina ('machine vision') y procesamiento de datos tanto para
'Eye-tracker' cómo para análisis de frecuencia de objetos. Lo
anterior, adicionado, a el aprendizaje de diversos lenguajes de
programación (MATLAB, Python, R, Bash) me ha permitido desarrollar
herramientas que son útiles en la investigación en general cómo
especificamente para el área de mi interés.
</text:p>
      <text:h text:style-name="Heading_20_1" text:outline-level="1" text:is-list-header="false">
<text:bookmark-start text:name="OrgXref.org9afe2c7"/>
<text:bookmark text:name="org9afe2c7"/>Formulación tópico de interés
<text:bookmark-end text:name="OrgXref.org9afe2c7"/></text:h>
      <text:h text:style-name="Heading_20_1" text:outline-level="1" text:is-list-header="false">
<text:bookmark-start text:name="OrgXref.org20fa53c"/>
<text:bookmark text:name="org20fa53c"/>Objetivos a corto plazo
<text:bookmark-end text:name="OrgXref.org20fa53c"/></text:h>
      <text:h text:style-name="Heading_20_1" text:outline-level="1" text:is-list-header="false">
<text:bookmark-start text:name="OrgXref.org046a0db"/>
<text:bookmark text:name="org046a0db"/>Objetivos a largo plazo
<text:bookmark-end text:name="OrgXref.org046a0db"/></text:h>
      <text:h text:style-name="Heading_20_1" text:outline-level="1" text:is-list-header="false">
<text:bookmark-start text:name="OrgXref.orge53ca74"/>
<text:bookmark text:name="orge53ca74"/>Compromiso
<text:bookmark-end text:name="OrgXref.orge53ca74"/></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icoluarte</dc:creator>
    <meta:initial-creator>nicoluarte</meta:initial-creator>
    <dc:date>2019-07-12T16:00:14</dc:date>
    <meta:creation-date>2019-07-12T16:00:14</meta:creation-date>
    <meta:generator>Emacs 25.2.2 (Org mode 9.2.3)</meta:generator>
    <meta:keyword/>
    <dc:subject/>
    <dc:title>Declaraci�n de prop�sitos</dc:title>
  </office:meta>
</office:document-meta>
</file>